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37.2mm"/>
    </style:style>
    <style:style style:name="co5" style:family="table-column">
      <style:table-column-properties fo:break-before="auto" style:column-width="37.98mm"/>
    </style:style>
    <style:style style:name="co6" style:family="table-column">
      <style:table-column-properties fo:break-before="auto" style:column-width="21.84mm"/>
    </style:style>
    <style:style style:name="co7" style:family="table-column">
      <style:table-column-properties fo:break-before="auto" style:column-width="23.3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Etunimi</text:p>
          </table:table-cell>
          <table:table-cell table:style-name="ce1" office:value-type="string" calcext:value-type="string">
            <text:p>Sukunimi</text:p>
          </table:table-cell>
          <table:table-cell table:style-name="ce2" office:value-type="string" calcext:value-type="string">
            <text:p>Syntymäaika</text:p>
          </table:table-cell>
          <table:table-cell table:style-name="ce6" office:value-type="string" calcext:value-type="string">
            <text:p>Paikka</text:p>
          </table:table-cell>
          <table:table-cell table:style-name="ce6" office:value-type="string" calcext:value-type="string">
            <text:p>Isän koodi</text:p>
          </table:table-cell>
          <table:table-cell table:style-name="ce1" office:value-type="string" calcext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 calcext:value-type="string">
            <text:p>A201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Thomasson</text:p>
          </table:table-cell>
          <table:table-cell table:style-name="ce3" office:value-type="date" office:date-value="1873-07-29" calcext:value-type="date">
            <text:p>29.07.1873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301</text:p>
          </table:table-cell>
          <table:table-cell office:value-type="string" calcext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 calcext:value-type="string">
            <text:p>A202</text:p>
          </table:table-cell>
          <table:table-cell office:value-type="string" calcext:value-type="string">
            <text:p>Henrika Wilhelmi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878-01-03" calcext:value-type="date">
            <text:p>03.01.1878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303</text:p>
          </table:table-cell>
          <table:table-cell office:value-type="string" calcext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828-12-11" calcext:value-type="date">
            <text:p>11.12.1828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401</text:p>
          </table:table-cell>
          <table:table-cell office:value-type="string" calcext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2</text:p>
          </table:table-cell>
          <table:table-cell office:value-type="string" calcext:value-type="string">
            <text:p>Maria Carolina</text:p>
          </table:table-cell>
          <table:table-cell office:value-type="string" calcext:value-type="string">
            <text:p>Davidsrd</text:p>
          </table:table-cell>
          <table:table-cell table:style-name="ce3" office:value-type="date" office:date-value="1850-02-11" calcext:value-type="date">
            <text:p>11.02.185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403</text:p>
          </table:table-cell>
          <table:table-cell office:value-type="string" calcext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ohansson</text:p>
          </table:table-cell>
          <table:table-cell table:style-name="ce3" office:value-type="date" office:date-value="1838-10-14" calcext:value-type="date">
            <text:p>14.10.1838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405</text:p>
          </table:table-cell>
          <table:table-cell office:value-type="string" calcext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4</text:p>
          </table:table-cell>
          <table:table-cell office:value-type="string" calcext:value-type="string">
            <text:p>Catharina Wilhelmina</text:p>
          </table:table-cell>
          <table:table-cell office:value-type="string" calcext:value-type="string">
            <text:p>Andersdr</text:p>
          </table:table-cell>
          <table:table-cell table:style-name="ce3" office:value-type="date" office:date-value="1841-05-17" calcext:value-type="date">
            <text:p>17.05.1841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407</text:p>
          </table:table-cell>
          <table:table-cell office:value-type="string" calcext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1</text:p>
          </table:table-cell>
          <table:table-cell office:value-type="string" calcext:value-type="string">
            <text:p>Mattz</text:p>
          </table:table-cell>
          <table:table-cell office:value-type="string" calcext:value-type="string">
            <text:p>Henricksson</text:p>
          </table:table-cell>
          <table:table-cell table:style-name="ce3" office:value-type="date" office:date-value="1782-02-19" calcext:value-type="date">
            <text:p>19.02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501</text:p>
          </table:table-cell>
          <table:table-cell office:value-type="string" calcext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92-07-13" calcext:value-type="date">
            <text:p>13.07.1792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503</text:p>
          </table:table-cell>
          <table:table-cell office:value-type="string" calcext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3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Davodsson</text:p>
          </table:table-cell>
          <table:table-cell table:style-name="ce3" office:value-type="date" office:date-value="1809-01-04" calcext:value-type="date">
            <text:p>04.01.1809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505</text:p>
          </table:table-cell>
          <table:table-cell office:value-type="string" calcext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ricsdr</text:p>
          </table:table-cell>
          <table:table-cell table:style-name="ce3" office:value-type="date" office:date-value="1815-12-18" calcext:value-type="date">
            <text:p>18.12.1815</text:p>
          </table:table-cell>
          <table:table-cell table:style-name="ce7" office:value-type="string" calcext:value-type="string">
            <text:p>Ypäjä</text:p>
          </table:table-cell>
          <table:table-cell table:style-name="Default" office:value-type="string" calcext:value-type="string">
            <text:p>A507</text:p>
          </table:table-cell>
          <table:table-cell office:value-type="string" calcext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5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806-08-01" calcext:value-type="date">
            <text:p>01.08.1806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09</text:p>
          </table:table-cell>
          <table:table-cell office:value-type="string" calcext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6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813-10-26" calcext:value-type="date">
            <text:p>26.10.1813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11</text:p>
          </table:table-cell>
          <table:table-cell office:value-type="string" calcext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7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imonsdr</text:p>
          </table:table-cell>
          <table:table-cell table:style-name="ce3" office:value-type="date" office:date-value="1798-11-12" calcext:value-type="date">
            <text:p>12.11.1798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3</text:p>
          </table:table-cell>
          <table:table-cell office:value-type="string" calcext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8</text:p>
          </table:table-cell>
          <table:table-cell office:value-type="string" calcext:value-type="string">
            <text:p>Hedvig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93-12-15" calcext:value-type="date">
            <text:p>15.12.179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5</text:p>
          </table:table-cell>
          <table:table-cell office:value-type="string" calcext:value-type="string">
            <text:p>A5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51-05-04" calcext:value-type="date">
            <text:p>04.05.1751</text:p>
          </table:table-cell>
          <table:table-cell table:style-name="ce9" office:value-type="string" calcext:value-type="string">
            <text:p>Jokioinen</text:p>
          </table:table-cell>
          <table:table-cell table:style-name="Default" office:value-type="string" calcext:value-type="string">
            <text:p>A601</text:p>
          </table:table-cell>
          <table:table-cell office:value-type="string" calcext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50-04-14" calcext:value-type="date">
            <text:p>14.04.1750</text:p>
          </table:table-cell>
          <table:table-cell table:style-name="ce9" office:value-type="string" calcext:value-type="string">
            <text:p>Forssa</text:p>
          </table:table-cell>
          <table:table-cell table:style-name="Default" office:value-type="string" calcext:value-type="string">
            <text:p>A603</text:p>
          </table:table-cell>
          <table:table-cell office:value-type="string" calcext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63-08-11" calcext:value-type="date">
            <text:p>11.08.176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5</text:p>
          </table:table-cell>
          <table:table-cell office:value-type="string" calcext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3-11-30" calcext:value-type="date">
            <text:p>30.11.177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7</text:p>
          </table:table-cell>
          <table:table-cell office:value-type="string" calcext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öransson</text:p>
          </table:table-cell>
          <table:table-cell table:style-name="ce4" office:value-type="float" office:value="1780" calcext:value-type="float">
            <text:p>178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609</text:p>
          </table:table-cell>
          <table:table-cell office:value-type="string" calcext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6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årtensdr</text:p>
          </table:table-cell>
          <table:table-cell table:style-name="ce3" office:value-type="date" office:date-value="1782-01-29" calcext:value-type="date">
            <text:p>29.01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611</text:p>
          </table:table-cell>
          <table:table-cell office:value-type="string" calcext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7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769-11-28" calcext:value-type="date">
            <text:p>28.11.1769</text:p>
          </table:table-cell>
          <table:table-cell table:style-name="ce7"/>
          <table:table-cell table:style-name="Default" office:value-type="string" calcext:value-type="string">
            <text:p>A613</text:p>
          </table:table-cell>
          <table:table-cell office:value-type="string" calcext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8</text:p>
          </table:table-cell>
          <table:table-cell office:value-type="string" calcext:value-type="string">
            <text:p>Ulrica</text:p>
          </table:table-cell>
          <table:table-cell office:value-type="string" calcext:value-type="string">
            <text:p>Josephsdr</text:p>
          </table:table-cell>
          <table:table-cell table:style-name="ce3" office:value-type="date" office:date-value="1781-12-21" calcext:value-type="date">
            <text:p>21.12.1781</text:p>
          </table:table-cell>
          <table:table-cell table:style-name="ce7" office:value-type="string" calcext:value-type="string">
            <text:p>Punkalaidun</text:p>
          </table:table-cell>
          <table:table-cell table:style-name="Default" office:value-type="string" calcext:value-type="string">
            <text:p>A615</text:p>
          </table:table-cell>
          <table:table-cell office:value-type="string" calcext:value-type="string">
            <text:p>A6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09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782-04-09" calcext:value-type="date">
            <text:p>09.04.1782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7</text:p>
          </table:table-cell>
          <table:table-cell office:value-type="string" calcext:value-type="string">
            <text:p>A6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0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Henricsdr</text:p>
          </table:table-cell>
          <table:table-cell table:style-name="ce3" office:value-type="date" office:date-value="1779-03-19" calcext:value-type="date">
            <text:p>19.03.177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9</text:p>
          </table:table-cell>
          <table:table-cell office:value-type="string" calcext:value-type="string">
            <text:p>A6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1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Bertilsson</text:p>
          </table:table-cell>
          <table:table-cell table:style-name="ce3" office:value-type="date" office:date-value="1773-05-05" calcext:value-type="date">
            <text:p>05.05.1773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1</text:p>
          </table:table-cell>
          <table:table-cell office:value-type="string" calcext:value-type="string">
            <text:p>A6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75-02-16" calcext:value-type="date">
            <text:p>16.02.1775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3</text:p>
          </table:table-cell>
          <table:table-cell office:value-type="string" calcext:value-type="string">
            <text:p>A6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21-12-31" calcext:value-type="date">
            <text:p>31.12.1721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701</text:p>
          </table:table-cell>
          <table:table-cell office:value-type="string" calcext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735-06-05" calcext:value-type="date">
            <text:p>05.06.1735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703</text:p>
          </table:table-cell>
          <table:table-cell office:value-type="string" calcext:value-type="string">
            <text:p>A70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16-10-20" calcext:value-type="date">
            <text:p>20.10.1716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5</text:p>
          </table:table-cell>
          <table:table-cell office:value-type="string" calcext:value-type="string">
            <text:p>A70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4</text:p>
          </table:table-cell>
          <table:table-cell office:value-type="string" calcext:value-type="string">
            <text:p>Chirstin</text:p>
          </table:table-cell>
          <table:table-cell office:value-type="string" calcext:value-type="string">
            <text:p>Andersson</text:p>
          </table:table-cell>
          <table:table-cell table:style-name="ce3" office:value-type="date" office:date-value="1709-05-07" calcext:value-type="date">
            <text:p>07.05.170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7</text:p>
          </table:table-cell>
          <table:table-cell office:value-type="string" calcext:value-type="string">
            <text:p>A70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73-10-09" calcext:value-type="date">
            <text:p>09.10.177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625</text:p>
          </table:table-cell>
          <table:table-cell office:value-type="string" calcext:value-type="string">
            <text:p>A6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0-12-08" calcext:value-type="date">
            <text:p>08.12.1770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627</text:p>
          </table:table-cell>
          <table:table-cell office:value-type="string" calcext:value-type="string">
            <text:p>A628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number-columns-repeated="1019"/>
        </table:table-row>
        <table:table-row table:style-name="ro5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uku.A2:Suku.G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10120" number:language="en">
      <number:day number:style="long"/>
      <number:text>-</number:text>
      <number:month number:textual="true"/>
      <number:text>-</number:text>
      <number:year/>
    </number:date-style>
    <number:date-style style:name="N10121" number:language="en">
      <number:day number:style="long"/>
      <number:text>-</number:text>
      <number:month number:textual="true"/>
    </number:date-style>
    <number:date-style style:name="N10122" number:language="en">
      <number:month number:textual="true"/>
      <number:text>-</number:text>
      <number:year/>
    </number:date-style>
    <number:time-style style:name="N10123" number:language="en">
      <number:hours/>
      <number:text>:</number:text>
      <number:minutes number:style="long"/>
      <number:text> </number:text>
      <number:am-pm/>
    </number:time-style>
    <number:time-style style:name="N10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.00.0000</text:date>, <text:time style:data-style-name="N2" text:time-value="18:44:58.3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2-08T18:50:23.040000000</dc:date>
    <meta:editing-cycles>44</meta:editing-cycles>
    <meta:editing-duration>PT7H11M50S</meta:editing-duration>
    <meta:generator>LibreOffice/4.4.7.2$Windows_x86 LibreOffice_project/f3153a8b245191196a4b6b9abd1d0da16eead600</meta:generator>
    <meta:document-statistic meta:table-count="2" meta:cell-count="230" meta:object-count="0"/>
  </office:meta>
</office:document-meta>
</file>